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Text_20_body">
      <style:text-properties fo:font-size="20pt" officeooo:rsid="000c8643" officeooo:paragraph-rsid="000c8643" style:font-size-asian="20pt" style:font-size-complex="20pt"/>
    </style:style>
    <style:style style:name="P3" style:family="paragraph" style:parent-style-name="Text_20_body">
      <style:text-properties fo:font-size="10.5pt" style:font-size-asian="9.14999961853027pt" style:font-size-complex="10.5pt"/>
    </style:style>
    <style:style style:name="P4" style:family="paragraph" style:parent-style-name="Text_20_body">
      <style:text-properties fo:font-size="10.5pt" officeooo:rsid="000a901b" officeooo:paragraph-rsid="000a901b" style:font-size-asian="9.14999961853027pt" style:font-size-complex="10.5pt"/>
    </style:style>
    <style:style style:name="P5" style:family="paragraph" style:parent-style-name="Text_20_body">
      <style:text-properties fo:font-size="10.5pt" officeooo:rsid="000c8643" officeooo:paragraph-rsid="000c8643" style:font-size-asian="9.14999961853027pt" style:font-size-complex="10.5pt"/>
    </style:style>
    <style:style style:name="P6" style:family="paragraph" style:parent-style-name="Text_20_body">
      <style:text-properties fo:font-size="12pt" officeooo:rsid="000c8643" officeooo:paragraph-rsid="000c8643" style:font-size-asian="12pt" style:font-size-complex="12pt"/>
    </style:style>
    <style:style style:name="P7" style:family="paragraph" style:parent-style-name="Text_20_body">
      <style:text-properties fo:font-size="12pt" officeooo:rsid="000dd6b0" officeooo:paragraph-rsid="000dd6b0" style:font-size-asian="12pt" style:font-size-complex="12pt"/>
    </style:style>
    <style:style style:name="P8" style:family="paragraph" style:parent-style-name="Text_20_body">
      <style:text-properties fo:font-size="12pt" officeooo:rsid="000e3fab" officeooo:paragraph-rsid="000e3fab" style:font-size-asian="12pt" style:font-size-complex="12pt"/>
    </style:style>
    <style:style style:name="P9" style:family="paragraph" style:parent-style-name="Text_20_body">
      <style:text-properties fo:font-size="9pt" officeooo:rsid="000e3fab" officeooo:paragraph-rsid="000e3fab" style:font-size-asian="7.84999990463257pt" style:font-size-complex="9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e3fab" officeooo:paragraph-rsid="000e3fab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ext_20_body">
      <style:text-properties fo:font-size="20pt" officeooo:rsid="00124355" officeooo:paragraph-rsid="00124355" style:font-size-asian="20pt" style:font-size-complex="20pt"/>
    </style:style>
    <style:style style:name="P14" style:family="paragraph" style:parent-style-name="Text_20_body">
      <style:text-properties fo:font-size="9pt" officeooo:rsid="00124355" officeooo:paragraph-rsid="00124355" style:font-size-asian="7.84999990463257pt" style:font-size-complex="9pt"/>
    </style:style>
    <style:style style:name="T1" style:family="text">
      <style:text-properties officeooo:rsid="000a52cd"/>
    </style:style>
    <style:style style:name="T2" style:family="text">
      <style:text-properties officeooo:rsid="000dd6b0"/>
    </style:style>
    <style:style style:name="T3" style:family="text">
      <style:text-properties style:font-size-asian="9pt"/>
    </style:style>
    <style:style style:name="T4" style:family="text">
      <style:text-properties officeooo:rsid="000fc85b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测试设计文档</text:p>
      <text:p text:style-name="P13">一、设计说明</text:p>
      <text:p text:style-name="P14"><text:s text:c="8"/><text:span text:style-name="T3">在游戏《外星人入侵》中，玩家可以操作一艘出现在屏幕底部中央的飞船。玩家可以使用箭头键左右移动飞船，使用空格键射击。游戏开始时，一群外星人出现在游戏窗口的上部，他们在屏幕中向下移动。玩家的任务是消灭这些外星人。当玩家将一波外星人消灭完，会出现一波新的外星人，他们移动的速度更快，对玩家更有挑战性。只要有外星人撞到了玩家的飞船或到达了屏幕底部，一艘飞船就会沉没。玩家的三艘备用飞船都用完后，游戏结束</text:span></text:p>
      <text:p text:style-name="Text_20_body"/>
      <text:p text:style-name="P1">一、软件说明</text:p>
      <text:p text:style-name="Text_20_body"><text:s text:c="6"/>该软件是一个用于娱乐的<text:span text:style-name="T1">2D</text:span>游戏，游戏的目标是用飞船消灭入侵的外星人，每当一波外星人被消灭，就会出现一波新的外星人，它们的速度更快，提高了游戏难度，不过相比上一波玩家每消灭一个外星人的得分增加。该游戏考验的是玩家的反应能力和对外星人、子弹、飞船三者速度的把握。飞船会在触碰到外星人和外星人到达底部时沉没，不过会有三艘备用的飞船，直到全部飞船沉没时游戏结束。</text:p>
      <text:p text:style-name="Text_20_body"/>
      <text:p text:style-name="P1">二、测试内容</text:p>
      <text:p text:style-name="P3"><text:s text:c="6"/>黑盒测试：游戏中各元素的性能符合设计前预定的要求，试玩中所需的操作都能够实现并且游戏不会崩溃</text:p>
      <text:p text:style-name="P4">1、游戏中飞船、子弹和外星人表现出的性质符合设计中的要求；</text:p>
      <text:p text:style-name="P5">2、计分板的变化符合设计要求；</text:p>
      <text:p text:style-name="P5">3、游戏开始和结束条件满足要求。</text:p>
      <text:p text:style-name="P5"/>
      <text:p text:style-name="P2">三、测试设计</text:p>
      <text:p text:style-name="P6">3.1开始和结束条件测试</text:p>
      <text:p text:style-name="P5"><text:s text:c="6"/>通过终端运行主程序alien_invasion.py可以进入游戏，点击开始按钮后游戏开始，第一次不做任何操作，发现外星人移动过程中触碰到飞船后刷新游戏界面，出现新一波外星人，飞船重新出现在屏幕底部中央，左上角飞船数目少了一个，这满足让飞船沉没的第一个条件<text:span text:style-name="T2">，备用飞船数也按设计要求减少。第二次让飞船左右移动，并发射子弹，部分外星人被击中消失，最后让外星人未触碰到飞船但到达游戏窗口的底部，此时结果和第一次相同，这满足了让飞船沉没的第二个条件。之后如以上操作一样消耗掉剩余的两艘飞船，本次游戏结束，游戏窗口中央重新出现play按钮，点击它便可以开始下一次游戏，这写测试结果也都符合设计要求。</text:span></text:p>
      <text:p text:style-name="P5"/>
      <text:p text:style-name="P7">3.2飞船、子弹和外星人的测试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1">测试顺序</text:p>
          </table:table-cell>
          <table:table-cell table:style-name="Table1.A1" office:value-type="string">
            <text:p text:style-name="P12">测试对象</text:p>
          </table:table-cell>
          <table:table-cell table:style-name="Table1.A1" office:value-type="string">
            <text:p text:style-name="P12">测试方式</text:p>
          </table:table-cell>
          <table:table-cell table:style-name="Table1.D1" office:value-type="string">
            <text:p text:style-name="P12">测试结果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2">子弹</text:p>
          </table:table-cell>
          <table:table-cell table:style-name="Table1.A2" office:value-type="string">
            <text:p text:style-name="P10">按空格键发射子弹</text:p>
          </table:table-cell>
          <table:table-cell table:style-name="Table1.D2" office:value-type="string">
            <text:p text:style-name="P10">屏幕上最多出现三个</text:p>
          </table:table-cell>
        </table:table-row>
        <text:soft-page-break/>
        <table:table-row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2">飞船</text:p>
          </table:table-cell>
          <table:table-cell table:style-name="Table1.A2" office:value-type="string">
            <text:p text:style-name="P10">按左右键移动飞船</text:p>
          </table:table-cell>
          <table:table-cell table:style-name="Table1.D2" office:value-type="string">
            <text:p text:style-name="P10">飞船按要求移动</text:p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2">外星人</text:p>
          </table:table-cell>
          <table:table-cell table:style-name="Table1.A2" office:value-type="string">
            <text:p text:style-name="P10">观察外星人运动方式</text:p>
          </table:table-cell>
          <table:table-cell table:style-name="Table1.D2" office:value-type="string">
            <text:p text:style-name="P10">运动轨迹符合要求</text:p>
          </table:table-cell>
        </table:table-row>
      </table:table>
      <text:p text:style-name="P7"/>
      <text:p text:style-name="P8">3.3计分版数值变化的测试</text:p>
      <text:p text:style-name="P9"><text:s text:c="8"/><text:span text:style-name="T3">计分板的数值变化符合设计要求，开始时每消灭一个外星人得分</text:span><text:span text:style-name="T4">50，之后消灭每个外星人的得分都是之前的1.5倍，并且对每次得分采取了四舍五入原则将得分圆整，分数下显示当前玩家等级，上方中央记分牌正确地显示了历史最高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0:41:25.046388650</meta:creation-date>
    <dc:date>2017-01-10T15:46:18.182961546</dc:date>
    <meta:editing-duration>PT12M2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2" meta:paragraph-count="32" meta:word-count="995" meta:character-count="1058" meta:non-whitespace-character-count="1024"/>
  </office:meta>
</office:document-meta>
</file>